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82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5.297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Categorias_20_2004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91pt solid #1a1a1a" fo:padding="0.071cm" fo:border-right="0.06pt solid #1a1a1a" style:rotation-align="none" fo:border-top="0.91pt solid #1a1a1a"/>
    </style:style>
    <style:style style:name="ce5" style:family="table-cell" style:parent-style-name="Default">
      <style:table-cell-properties style:glyph-orientation-vertical="0" fo:border-bottom="0.91pt solid #1a1a1a" style:diagonal-bl-tr="none" style:diagonal-tl-br="none" style:text-align-source="value-type" style:repeat-content="false" fo:wrap-option="wrap" fo:border-left="0.91pt solid #1a1a1a" style:direction="ltr" fo:padding="0.071cm" fo:border-right="0.06pt solid #1a1a1a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1a1a1a" style:diagonal-bl-tr="none" style:diagonal-tl-br="none" fo:border-left="0.91pt solid #1a1a1a" fo:padding="0.071cm" fo:border-right="0.06pt solid #1a1a1a" style:rotation-align="none" fo:border-top="0.91pt solid #1a1a1a"/>
    </style:style>
    <style:style style:name="ce7" style:family="table-cell" style:parent-style-name="Default">
      <style:table-cell-properties fo:border-bottom="0.06pt solid #1a1a1a" style:diagonal-bl-tr="none" style:diagonal-tl-br="none" fo:border-left="0.91pt solid #1a1a1a" fo:padding="0.071cm" fo:border-right="0.06pt solid #1a1a1a" style:rotation-align="none" fo:border-top="0.06pt solid #1a1a1a"/>
    </style:style>
    <style:style style:name="ce8" style:family="table-cell" style:parent-style-name="Default">
      <style:table-cell-properties fo:border-bottom="0.91pt solid #1a1a1a" style:diagonal-bl-tr="none" style:diagonal-tl-br="none" fo:border-left="0.91pt solid #1a1a1a" fo:padding="0.071cm" fo:border-right="0.06pt solid #1a1a1a" style:rotation-align="none" fo:border-top="0.06pt solid #1a1a1a"/>
    </style:style>
    <style:style style:name="ce9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0.91pt solid #1a1a1a" style:direction="ltr" fo:padding="0.071cm" fo:border-right="none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6pt solid #1a1a1a" fo:padding="0.071cm" fo:border-right="0.91pt solid #1a1a1a" style:rotation-align="none" fo:border-top="0.91pt solid #1a1a1a"/>
    </style:style>
    <style:style style:name="ce12" style:family="table-cell" style:parent-style-name="Default">
      <style:table-cell-properties style:glyph-orientation-vertical="0" fo:border-bottom="0.91pt solid #1a1a1a" style:diagonal-bl-tr="none" style:diagonal-tl-br="none" style:text-align-source="value-type" style:repeat-content="false" fo:wrap-option="wrap" fo:border-left="0.06pt solid #1a1a1a" style:direction="ltr" fo:padding="0.071cm" fo:border-right="0.91pt solid #1a1a1a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1a1a1a" style:diagonal-bl-tr="none" style:diagonal-tl-br="none" fo:border-left="0.06pt solid #1a1a1a" fo:padding="0.071cm" fo:border-right="0.91pt solid #1a1a1a" style:rotation-align="none" fo:border-top="0.91pt solid #1a1a1a"/>
    </style:style>
    <style:style style:name="ce14" style:family="table-cell" style:parent-style-name="Default">
      <style:table-cell-properties fo:border-bottom="0.06pt solid #1a1a1a" style:diagonal-bl-tr="none" style:diagonal-tl-br="none" fo:border-left="0.06pt solid #1a1a1a" fo:padding="0.071cm" fo:border-right="0.91pt solid #1a1a1a" style:rotation-align="none" fo:border-top="0.06pt solid #1a1a1a"/>
    </style:style>
    <style:style style:name="ce15" style:family="table-cell" style:parent-style-name="Default">
      <style:table-cell-properties fo:border-bottom="0.91pt solid #1a1a1a" style:diagonal-bl-tr="none" style:diagonal-tl-br="none" fo:border-left="0.06pt solid #1a1a1a" fo:padding="0.071cm" fo:border-right="0.91pt solid #1a1a1a" style:rotation-align="none" fo:border-top="0.06pt solid #1a1a1a"/>
    </style:style>
    <style:style style:name="ce16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0.31pt solid #1a1a1a" style:direction="ltr" fo:padding="0.071cm" fo:border-right="none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5f_Hoja1">
      <style:table-cell-properties style:glyph-orientation-vertical="0" fo:border-bottom="0.91pt solid #1a1a1a" fo:background-color="#c0c0c0" style:diagonal-bl-tr="none" style:diagonal-tl-br="none" style:text-align-source="fix" style:repeat-content="false" fo:wrap-option="wrap" fo:border-left="0.06pt solid #1a1a1a" style:direction="ltr" fo:padding="0.071cm" fo:border-right="0.9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5f_Hoja1">
      <style:table-cell-properties style:glyph-orientation-vertical="0" fo:border-bottom="0.91pt solid #1a1a1a" fo:background-color="#c0c0c0" style:diagonal-bl-tr="none" style:diagonal-tl-br="none" style:text-align-source="fix" style:repeat-content="false" fo:wrap-option="wrap" fo:border-left="0.06pt solid #1a1a1a" style:direction="ltr" fo:padding="0.071cm" fo:border-right="0.9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Comma" style:data-style-name="N132">
      <style:table-cell-properties style:glyph-orientation-vertical="0" fo:border-bottom="0.06pt solid #1a1a1a" style:cell-protect="protected" style:print-content="true" style:diagonal-bl-tr="none" style:diagonal-tl-br="none" style:text-align-source="fix" style:repeat-content="false" fo:background-color="transparent" fo:wrap-option="no-wrap" fo:border-left="0.06pt solid #1a1a1a" style:direction="ltr" fo:padding="0.071cm" fo:border-right="0.9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Comma" style:data-style-name="N132">
      <style:table-cell-properties style:glyph-orientation-vertical="0" fo:border-bottom="0.06pt solid #1a1a1a" style:cell-protect="protected" style:print-content="true" style:diagonal-bl-tr="none" style:diagonal-tl-br="none" style:text-align-source="fix" style:repeat-content="false" fo:background-color="transparent" fo:wrap-option="no-wrap" fo:border-left="0.06pt solid #1a1a1a" style:direction="ltr" fo:padding="0.071cm" fo:border-right="0.91pt solid #1a1a1a" style:rotation-angle="0" style:rotation-align="none" style:shrink-to-fit="false" fo:border-top="0.0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5f_BuiltIn_5f_Comma" style:data-style-name="N132">
      <style:table-cell-properties style:glyph-orientation-vertical="0" fo:border-bottom="0.91pt solid #1a1a1a" style:cell-protect="protected" style:print-content="true" style:diagonal-bl-tr="none" style:diagonal-tl-br="none" style:text-align-source="fix" style:repeat-content="false" fo:background-color="transparent" fo:wrap-option="no-wrap" fo:border-left="0.06pt solid #1a1a1a" style:direction="ltr" fo:padding="0.071cm" fo:border-right="0.91pt solid #1a1a1a" style:rotation-angle="0" style:rotation-align="none" style:shrink-to-fit="false" fo:border-top="0.0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2">
      <style:table-cell-properties fo:border-bottom="0.91pt solid #1a1a1a" style:diagonal-bl-tr="none" style:diagonal-tl-br="none" fo:border-left="0.06pt solid #1a1a1a" fo:padding="0.071cm" fo:border-right="0.91pt solid #1a1a1a" style:rotation-align="none" fo:border-top="0.91pt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ategorias 200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/>
          <table:table-cell table:style-name="ce3" office:value-type="string" table:number-columns-spanned="3" table:number-rows-spanned="1">
            <text:p>ANEXO 3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/>
          <table:table-cell table:style-name="ce3" office:value-type="string" table:number-columns-spanned="3" table:number-rows-spanned="1">
            <text:p>SISTEMA GENERAL DE PARTICIPACIONES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/>
          <table:table-cell table:style-name="ce3" office:value-type="string" table:number-columns-spanned="3" table:number-rows-spanned="1">
            <text:p>CATEGORIZACION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/>
          <table:table-cell table:style-name="ce3" office:value-type="string" table:number-columns-spanned="3" table:number-rows-spanned="1">
            <text:p>VIGENCIA 2004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11"/>
          <table:table-cell table:style-name="ce17" office:value-type="string" table:number-columns-spanned="1" table:number-rows-spanned="2">
            <text:p>CATEGORIA 200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ODIGO</text:p>
          </table:table-cell>
          <table:table-cell table:style-name="ce5" office:value-type="string">
            <text:p>DEPARTAMENTO</text:p>
          </table:table-cell>
          <table:table-cell table:style-name="ce12" office:value-type="string">
            <text:p>MUNICIPIOS</text:p>
          </table:table-cell>
          <table:covered-table-cell table:style-name="ce18"/>
          <table:table-cell table:number-columns-repeated="1020"/>
        </table:table-row>
        <table:table-row table:style-name="ro4">
          <table:table-cell office:value-type="string">
            <text:p>05001</text:p>
          </table:table-cell>
          <table:table-cell table:style-name="ce6" office:value-type="string">
            <text:p>ANTIOQUIA</text:p>
          </table:table-cell>
          <table:table-cell table:style-name="ce13" office:value-type="string">
            <text:p>MEDELLIN</text:p>
          </table:table-cell>
          <table:table-cell table:style-name="ce19" office:value-type="string" office:string-value="E">
            <text:p><text:s/>E </text:p>
          </table:table-cell>
          <table:table-cell table:number-columns-repeated="1020"/>
        </table:table-row>
        <table:table-row table:style-name="ro4">
          <table:table-cell office:value-type="string">
            <text:p>0500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BEJORR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0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BRIAQ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2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LEJAND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3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MA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3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MALF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3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ND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3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NGELOPOLI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3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NGOSTU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4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NOR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4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NTIOQUI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04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N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4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PARTAD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05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RBOLET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5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RGE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5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ARME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7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BARBOS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0508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BELM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8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BELLO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0509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BETA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093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BETU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0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BOLIV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0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BRICEÑ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13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BURIT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2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CE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2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ICE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2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LDAS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0513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MPAMEN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3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ÑASGORDAS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14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RACOL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4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RAMAN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4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REP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4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RMEN DE VIBOR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5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ROL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5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AUCASI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17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HIGOROD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19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ISNER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19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OCORN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20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ONCEPC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20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ONCORD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21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COPACABAN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0523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DABEI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23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DON MATIAS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24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EBEJI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25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EL BAG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26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ENTRERRI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26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ENVIGADO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0528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FREDONI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28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FRONTI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0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GIRAL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0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GIRARDOT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0531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GOMEZ PL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13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GRAN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1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GUADALUP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1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GUARNE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0532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GUATAP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4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HELICO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53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HISPA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6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ITAGUI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0536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ITUANG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6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JARDI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6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JERI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37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LA CEJ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0538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LA ESTRELLA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0539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LA PINT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40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LA UN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41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LIBOR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42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MACE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44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MARINILL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46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MONTEBE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47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MURIN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48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MUT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483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NARIÑ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49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NECOCLI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0549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NECHI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50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OLAY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54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PEÑO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543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PE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57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PUEBLORRI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57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PUERTO BERRI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0558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PUERTO NA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59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PUERTO TRIUNF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0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REMEDI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0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RETIR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61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RIONEGRO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0562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BANALAR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3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BANETA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0564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LG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4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AND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4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CARL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5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FRANCIS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5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JERONIM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5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JOSE DE LA MONTAÑ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5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JUAN DE URA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6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LUI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6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PED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6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PEDRO DE URA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6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RAFAEL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67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RO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7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 VICEN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7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TA BARBAR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68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TA ROSA DE OS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9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TO DOMING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69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ANTUAR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73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EGOVI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575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ONS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76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SOPETR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78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TAMESI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79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TARA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79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TARS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0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TITIRIB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19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TOLE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3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TURB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42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URAM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4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URRA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54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VALDIV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56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VALPARAIS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58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VEGACH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61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VENEC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73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VIGIA DEL FUER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8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YAL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87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YARUM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90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YOLOMB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93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YON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5895</text:p>
          </table:table-cell>
          <table:table-cell table:style-name="ce7" office:value-type="string">
            <text:p>ANTIOQUIA</text:p>
          </table:table-cell>
          <table:table-cell table:style-name="ce14" office:value-type="string">
            <text:p>ZARAGO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001</text:p>
          </table:table-cell>
          <table:table-cell table:style-name="ce7" office:value-type="string">
            <text:p>BARRANQUILLA</text:p>
          </table:table-cell>
          <table:table-cell table:style-name="ce14" office:value-type="string">
            <text:p>BARRANQUILLA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08078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BARANO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137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CAMPO DE LA CRU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141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CANDELA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296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GALAP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08372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JUAN DE ACOS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421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LURUA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433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MALAMB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436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MANAT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520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PALMAR DE VARE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549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PIOJ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558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POLO NUEV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560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PONED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573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PUERTO COLOMB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606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REPEL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634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SABANAGRANDE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08638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SABANALAR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675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SANTA LUC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685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SANTO TOM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758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SOLEDAD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08770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SU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832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TUBA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08849</text:p>
          </table:table-cell>
          <table:table-cell table:style-name="ce7" office:value-type="string">
            <text:p>ATLANTICO</text:p>
          </table:table-cell>
          <table:table-cell table:style-name="ce14" office:value-type="string">
            <text:p>USIACUR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1001</text:p>
          </table:table-cell>
          <table:table-cell table:style-name="ce7" office:value-type="string">
            <text:p>BOGOTA</text:p>
          </table:table-cell>
          <table:table-cell table:style-name="ce14" office:value-type="string">
            <text:p>BOGOTA D.C.</text:p>
          </table:table-cell>
          <table:table-cell table:style-name="ce20" office:value-type="string" office:string-value="E">
            <text:p><text:s/>E </text:p>
          </table:table-cell>
          <table:table-cell table:number-columns-repeated="1020"/>
        </table:table-row>
        <table:table-row table:style-name="ro4">
          <table:table-cell office:value-type="string">
            <text:p>13001</text:p>
          </table:table-cell>
          <table:table-cell table:style-name="ce7" office:value-type="string">
            <text:p>CARTAGENA</text:p>
          </table:table-cell>
          <table:table-cell table:style-name="ce14" office:value-type="string">
            <text:p>CARTAGENA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13006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ACH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03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ALTOS DEL ROSAR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042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AREN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052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ARJO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062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ARROYOHON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074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BARRANCO DE LO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14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CALAM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16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CANTAGA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188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CICU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212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CORDO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222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CLEMENC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244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EL CARMEN DE BOLIV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248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EL GUAM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268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EL PEÑ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30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HATILLO DE LOB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1343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MAGANG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433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MAHAT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44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MARGAR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442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MARIA LA BAJ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458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MONTECRIST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13468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MOMP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473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MORAL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549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PINILL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58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REGIDO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0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RIO VIEJ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2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 CRISTOB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47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 ESTANISLA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5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 FERNAN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54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 JACIN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55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 JACINTO DEL CAUC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13657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 JUAN DE NEPOMUCE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67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 MARTIN DE LO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7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 PAB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73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TA CATAL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83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TA RO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688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ANTA ROSA DEL SU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744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IMIT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76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SOPLAVIEN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78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TALAIGUA NUEV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810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TIQUISI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13836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TURBAC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13838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TURBA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873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VILLANUE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3894</text:p>
          </table:table-cell>
          <table:table-cell table:style-name="ce7" office:value-type="string">
            <text:p>BOLIVAR</text:p>
          </table:table-cell>
          <table:table-cell table:style-name="ce14" office:value-type="string">
            <text:p>ZAMBRA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00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UNJ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1502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ALMEI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04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AQUITA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05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ARCABU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08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BELE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09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BERBE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09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BETEITI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09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BOAV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0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BOYA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0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BRICEÑ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09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BUENAVIS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1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BUSBAN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3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ALD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35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AMPOHERMOS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6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ERIN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7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HINAV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7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HIQUINQU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8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HISC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8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H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85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HITARA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8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HIV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189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IENE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0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OMB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1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OPE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15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ORRAL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18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OVARACH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2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UBA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2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UCA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2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UITI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3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HIQUI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3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CHIVO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38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DUITAM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1524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EL COCUY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48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EL ESPI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7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FIRAVITO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7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FLORES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9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GACHANTI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9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GAME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299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GARAGO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31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GUACAMAY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32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GUATE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325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GUAY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33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GUIC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36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I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36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JENESA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368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JERI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37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LABRANZAGRAND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38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LA CAPIL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0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LA VICTO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0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LA UV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0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VILLA DE LEY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25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MACAN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4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MARIP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55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MIRAFLO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6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MONGU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6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MONG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69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MONIQU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7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MOTAV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8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MUZ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9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NOB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49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NUEVO COL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0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OIC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0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OTANCH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1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ACHAV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1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AE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1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AIP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15518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AJARI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2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ANQUE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3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AU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3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AY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3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AZ DEL R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4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ES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5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IS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7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PUERTO BOYAC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1558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QUIPA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599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RAMIRIQ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0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RAQU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2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ROND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3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BOY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38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CH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4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MA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6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 EDUAR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6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 JOSE DE PA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6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 LUIS DE GACE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7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 MATE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7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 MIGUEL DE SE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8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 PABLO DE BORBU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8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TA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9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TA MA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9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TA ROSA DE VITERB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69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NTA SOF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2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TIVANOR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2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ATIVASU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4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IACHO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5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O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55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OCO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5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OCH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59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OGAMOS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1576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OMONDO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6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O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63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OTAQU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6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ORA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7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USAC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7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UTAMARCH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78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SUTATEN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9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AS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798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EN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0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IBA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0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IBASO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08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INJA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1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IPACO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14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O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16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OG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20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OPA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2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O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3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UNUNGU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35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URME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3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U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39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TUTA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42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UMB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61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VENTAQUEM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79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VIRACACH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5897</text:p>
          </table:table-cell>
          <table:table-cell table:style-name="ce7" office:value-type="string">
            <text:p>BOYACA</text:p>
          </table:table-cell>
          <table:table-cell table:style-name="ce14" office:value-type="string">
            <text:p>ZETAQU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001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MANIZALES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17013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AGUAD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042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ANSER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050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ARANZAZU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088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BELALCAZ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174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CHINCH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272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FILADELF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380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LA DORAD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17388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LA MERCED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433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MANZANA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442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MARMA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444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MARQUETA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446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MARULAN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486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NE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495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NORCAS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513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PACO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524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PALEST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541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PENSILVA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614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RIOSUCI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17616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RISARAL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653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SALAM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662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SAMA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665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SAN JOS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777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SUP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867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VICTO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873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VILLAMA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7877</text:p>
          </table:table-cell>
          <table:table-cell table:style-name="ce7" office:value-type="string">
            <text:p>CALDAS</text:p>
          </table:table-cell>
          <table:table-cell table:style-name="ce14" office:value-type="string">
            <text:p>VITERB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001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FLORENCIA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18029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ALBA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094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BELEN ANDAQUI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150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CARTAGENA DEL CHA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205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CURI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247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EL DONCE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256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EL PAUJI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410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LA MONTAÑ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460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MIL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479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MORE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592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PUERTO RI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610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SAN JOSE DE FRAGU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753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SAN <text:s/>VICENTE DEL CAGU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756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SOLA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785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SOL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8860</text:p>
          </table:table-cell>
          <table:table-cell table:style-name="ce7" office:value-type="string">
            <text:p>CAQUETA</text:p>
          </table:table-cell>
          <table:table-cell table:style-name="ce14" office:value-type="string">
            <text:p>VALPARAIS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001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POPAYAN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19022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ALMAGUER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19050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ARGE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075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BALBO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100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BOLIV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110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BUENOS AI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130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CAJIB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137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CALDO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142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CALO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212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CORIN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256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EL TAMB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290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FLORENC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318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GUAP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355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IN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364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JAMBA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392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LA SIER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397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LA VE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418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LOPEZ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19450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MERCADE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455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MIRAN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473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MORAL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513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PADILL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19517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PAE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532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PATIA (EL BORDO)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533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PIAMON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548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PIENDAM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573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PUERTO TEJ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585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PURAC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622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ROS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693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SAN SEBASTI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698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SANTANDER DE QUILICHA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19701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SANTA RO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743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SILV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760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SOTA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780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SUARE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785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SUC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807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TIMB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809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TIMBIQ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821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TORIB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824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TOTO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19845</text:p>
          </table:table-cell>
          <table:table-cell table:style-name="ce7" office:value-type="string">
            <text:p>CAUCA</text:p>
          </table:table-cell>
          <table:table-cell table:style-name="ce14" office:value-type="string">
            <text:p>VILLA R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001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VALLEDUPAR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20011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AGUACH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013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AGUSTIN CODAZZI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20032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ASTRE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045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BECERRI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060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BOSCO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175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CHIMICHAGU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178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CHIRIGUA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228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CURUMAN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238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EL COPEY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250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EL PAS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295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GAMAR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310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GONZALE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383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LA GLO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400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LA JAGUA DE IBIRI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443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MANAU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517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PAILIT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550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PELAY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570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PUEBLO BE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614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RIO DE O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621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ROBLES (LA PAZ)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710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SAN ALBER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750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SAN DIEG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770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SAN MARTI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0787</text:p>
          </table:table-cell>
          <table:table-cell table:style-name="ce7" office:value-type="string">
            <text:p>CESAR</text:p>
          </table:table-cell>
          <table:table-cell table:style-name="ce14" office:value-type="string">
            <text:p>TAMALAME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001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MONTERI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23068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AYAPE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079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BUENAVIST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23090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CANALE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162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CERETE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23168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CH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182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CHINU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189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CIENAGA DE O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300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COTOR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350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LA APART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417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LOR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419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LOS CORDOB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464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MOMI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466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MONTELIBA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500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MOÑIT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555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PLANETA R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570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PUEBLO NUEV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574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PUERTO ESCONDID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23580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PUERTO LIBERTADO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586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PURIS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660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SAHAGU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670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SAN ANDRES SOTAVEN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672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SAN ANTE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675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SAN BERNARDO VIEN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678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SAN CARL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686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SAN PELAY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807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TIERRAL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3855</text:p>
          </table:table-cell>
          <table:table-cell table:style-name="ce7" office:value-type="string">
            <text:p>CORDOBA</text:p>
          </table:table-cell>
          <table:table-cell table:style-name="ce14" office:value-type="string">
            <text:p>VALENC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001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AGUA DE DI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01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ALB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03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ANAPO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04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ANOLA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05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ARBELAE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08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BELTR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09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BITU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09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BOJA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12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ABR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12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ACHIPAY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12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AJIC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2514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APARRAP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151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AQUE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154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ARMEN DE CARUP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16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HAGUAN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17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HI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2517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HIPA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181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HOACH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18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HOCON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0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OGU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14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O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24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CUCUNU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4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EL COLEGI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2525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EL PEÑ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6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EL ROS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6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FACATATIVA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2527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FOME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81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FOS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8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FUNZ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2528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FUQUEN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9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FUSAGASU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9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ACHA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9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ACHANCIP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9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ACHE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29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A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0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IRARDOT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2531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RAN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1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UACHE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2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UADU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2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UAS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24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UATAQ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2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UATAV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2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UAYABAL DE SIQU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3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UAYABET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3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GUTIERRE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6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JERUSALE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7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JUNI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7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LA CAL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8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LA ME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94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LA PAL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39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LA PEÑ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0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LA VE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0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LENGUAZA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2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MACHE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3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MADRID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2543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MAN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3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MED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7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MOSQUERA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2548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NARIÑ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8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NEMOC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8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NI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8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NIMA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491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NOCA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0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VENECIA (OSPINA PEREZ)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1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PACH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1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PAIM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24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PAND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3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PARATEBUE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3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PAS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7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PUERTO SALGAR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2558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PUL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9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QUEBRADANEG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94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QUETAM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9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QUIPIL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59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RAFAEL REY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61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RICAUR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64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AN <text:s/>ANTONIO DEL <text:s/>TEQUENDA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64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AN BERNAR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65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AN CAYETA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65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AN FRANCIS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66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AN JUAN DE RIOSE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1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ASA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36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ESQUIL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40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IBATE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2574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ILVA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4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IMIJA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54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OACH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2575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OP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6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UBACHO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7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UES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7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UP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7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U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81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SUTATAU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8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TAB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9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TAU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9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TE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79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TENJ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0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TIBACUY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0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TIBIR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1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TOCA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1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TOCANCIP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2582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TOPAIP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3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UBA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41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UBA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4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UBA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4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UN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51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UT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62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VERGA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67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VIAN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71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VILLAGOME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73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VILLAPINZ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7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VILLE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7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VIO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85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YACOP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98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ZIPAC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5899</text:p>
          </table:table-cell>
          <table:table-cell table:style-name="ce7" office:value-type="string">
            <text:p>CUNDINAMARCA</text:p>
          </table:table-cell>
          <table:table-cell table:style-name="ce14" office:value-type="string">
            <text:p>ZIPAQUIR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27001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QUIB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006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ACAND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025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ALTO BAUDO (PIE DE PATO)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05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ATRA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073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BAGA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075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BAHIA SOLANO (MUTIS)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077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BAJO BAUDO (PIZARRO)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099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BOJAYA (BELLAVISTA)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135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CANTON DE SAN PAB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15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CARMEN DEL DARIE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16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CERTEG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205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CONDO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245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EL CARME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25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LITORAL DEL SAN JU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361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ISTM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372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JURA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413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LLO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425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MEDIO ATRA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43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MEDIO BAU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45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MEDIO SAN JU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491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NOV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495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NUQ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58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RIO I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60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RIO QUI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615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RIOSUC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66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SAN JOSE DEL PALM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745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SIP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787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TA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80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UNGU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27810</text:p>
          </table:table-cell>
          <table:table-cell table:style-name="ce7" office:value-type="string">
            <text:p>CHOCO</text:p>
          </table:table-cell>
          <table:table-cell table:style-name="ce14" office:value-type="string">
            <text:p>UNION PANAMERICA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001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NEIV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41006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ACEVE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013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AGRA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016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AIP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020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ALGECIR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026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ALTAM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078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BARAY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132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CAMPOALEG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206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COLOMB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244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ELI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298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GARZ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306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GIGAN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319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GUADALUP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349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HOB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357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IQU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359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ISN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378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LA ARGENT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396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LA PL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483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NATA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503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OPORAP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518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PAICO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524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PALERM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530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PALEST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548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PIT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551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PITALIT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41615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RIV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660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SALADOBLAN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668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SAN AGUSTI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676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SANTA MA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770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SUA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791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TARQ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797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TESA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799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TE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801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TERUE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807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TIMA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872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VILLAVIEJ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1885</text:p>
          </table:table-cell>
          <table:table-cell table:style-name="ce7" office:value-type="string">
            <text:p>HUILA</text:p>
          </table:table-cell>
          <table:table-cell table:style-name="ce14" office:value-type="string">
            <text:p>YAGUA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001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RIOHACH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44035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ALBA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078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BARRANC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090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DIBUL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098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DISTRACC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110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EL MOLI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279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FONSE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378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HATONUEV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420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LA JAGUA DEL PIL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430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MAICA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44560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MANAU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650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SAN JUAN DEL CES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847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URIB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855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URUM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4874</text:p>
          </table:table-cell>
          <table:table-cell table:style-name="ce7" office:value-type="string">
            <text:p>GUAJIRA</text:p>
          </table:table-cell>
          <table:table-cell table:style-name="ce14" office:value-type="string">
            <text:p>VILLANUE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001</text:p>
          </table:table-cell>
          <table:table-cell table:style-name="ce7" office:value-type="string">
            <text:p>SANTAMARTA</text:p>
          </table:table-cell>
          <table:table-cell table:style-name="ce14" office:value-type="string">
            <text:p>SANTA MART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47030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ALGARROB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053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ARACATA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058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ARIGUAN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161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CERRO SAN ANTON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170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CHIVO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189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CIENAG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47205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CONCORD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245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EL BAN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258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EL PIÑ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268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EL RETE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288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FUNDAC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318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GUAM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460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NUEVA GRAN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541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PEDRA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545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PIJIÑO DEL CARME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551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PIVIJAY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555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PLA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570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PUEBLOVIEJ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605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REMOLI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660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SABANAS DE SAN ANGE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675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SALAM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692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SAN SEBASTIAN DE BUENAVIS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703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SAN ZEN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707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SANTA A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720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SANTA BARBARA DE PIN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745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SITIONUEV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47798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TENERIF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960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ZAPAY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47980</text:p>
          </table:table-cell>
          <table:table-cell table:style-name="ce7" office:value-type="string">
            <text:p>MAGDALENA</text:p>
          </table:table-cell>
          <table:table-cell table:style-name="ce14" office:value-type="string">
            <text:p>ZONA BANAN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001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VILLAVICENCIO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50006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ACACIAS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5011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BARRANCA DE UP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124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CABUYA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15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CASTILLA LA NUE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223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CUBARR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226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CUMAR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245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EL CALVAR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251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EL CASTI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27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EL DORA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287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FUENTE DE O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313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GRAN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318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GUAM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325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MAPIRIP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33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MESET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35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LA MACARE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37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LA URIB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40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LEJANI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45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PUERTO CONCORD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568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PUERTO GAIT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573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PUERTO LOPE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577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PUERTO LLER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59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PUERTO RI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606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RESTREP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680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SAN CARLOS DE GUARO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683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SAN JUAN DE ARA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686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SAN JUANI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689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SAN MARTI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0711</text:p>
          </table:table-cell>
          <table:table-cell table:style-name="ce7" office:value-type="string">
            <text:p>META</text:p>
          </table:table-cell>
          <table:table-cell table:style-name="ce14" office:value-type="string">
            <text:p>VISTA HERMO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001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PASTO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52019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ALB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022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ALDA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036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ANCUY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051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ARBOLE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079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BARBACOAS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52083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BELE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11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BUESA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03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COLON-GENO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07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CONSA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1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CONTADE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15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CORDO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24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CUASPUD-CARLOSA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27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CUMB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33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CUMBITA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4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CHACHAG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5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EL CHAR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54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EL PEÑO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56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EL ROSAR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58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EL TABL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6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EL TAMB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287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FUN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17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GUACHUC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2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GUAITARIL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23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GUALMAT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52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IL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54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IMU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56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IPIALES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52378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LA CRU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81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LA FLORI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85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LA LLAN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9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LA TO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399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LA UN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405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LEI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411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LINA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418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LOS AND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427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MAGUI-PAYAN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52435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MALLA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473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MOSQU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48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NARIÑ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49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OLAYA HERR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506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OSP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52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FRANCISCO PIZARR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5254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POLICARP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56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POTOS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565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PROVIDENC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573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PUER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585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PUPIAL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612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RICAUR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621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ROBERTO PAY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678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SAMANIEG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683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SANDO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685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SAN BERNAR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687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SAN LORENZ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693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SAN PAB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694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SAN PEDRO DE CARTAG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696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SANTA BARBAR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52699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SANTACRU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720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SAPUY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786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TAMINANG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788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TANGU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835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TUMAC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52838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TUQUER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2885</text:p>
          </table:table-cell>
          <table:table-cell table:style-name="ce7" office:value-type="string">
            <text:p>NARIÑO</text:p>
          </table:table-cell>
          <table:table-cell table:style-name="ce14" office:value-type="string">
            <text:p>YACUANQUE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001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CUCUTA</text:p>
          </table:table-cell>
          <table:table-cell table:style-name="ce20" office:value-type="string" office:string-value="E">
            <text:p><text:s/>E </text:p>
          </table:table-cell>
          <table:table-cell table:number-columns-repeated="1020"/>
        </table:table-row>
        <table:table-row table:style-name="ro4">
          <table:table-cell office:value-type="string">
            <text:p>54003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ABREG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54051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ARBOLED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099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BOCHALE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109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BUCARAS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125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CACO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128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CACH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172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CHINACO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174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CHITA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206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CONVENC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223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CUCUTIL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239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DURA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245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EL CARMEN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5425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EL TARR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54261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EL ZU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313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GRAMALO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344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HACAR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347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HERR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377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LABATE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385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LA ESPERAN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398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LA PLAY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405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LOS PATIOS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54418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LOURD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48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MUTISCU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498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OCAÑ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518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PAMPLO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52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PAMPLON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553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PUERTO SANTANDE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599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RAGONVA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66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SALAZ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67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SAN CALIX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673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SAN CAYETA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68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SANTIAG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72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SARDIN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743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SIL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80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TEORA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81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TIBU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820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TOLE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871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VILLACA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54874</text:p>
          </table:table-cell>
          <table:table-cell table:style-name="ce7" office:value-type="string">
            <text:p>NORTE DE SANTANDER</text:p>
          </table:table-cell>
          <table:table-cell table:style-name="ce14" office:value-type="string">
            <text:p>VILLA DEL ROSARI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63001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ARMENI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63111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BUENAVIS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3130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CALARC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63190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CIRCAS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3212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CORDO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3272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FILAND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3302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GENO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3401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LA TEBAI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3470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MONTENEG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3548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PIJA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3594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QUIMBAY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3690</text:p>
          </table:table-cell>
          <table:table-cell table:style-name="ce7" office:value-type="string">
            <text:p>QUINDIO</text:p>
          </table:table-cell>
          <table:table-cell table:style-name="ce14" office:value-type="string">
            <text:p>SALEN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001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PEREIRA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66045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AP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075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BALBO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088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BELEN DE UMB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170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DOSQUEBRADAS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66318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GUAT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383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LA CE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400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LA VIRGINI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66440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MARSEL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456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MISTRA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572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PUEBLO RI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594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QUINCH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6682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SANTA ROSA DE CABAL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66687</text:p>
          </table:table-cell>
          <table:table-cell table:style-name="ce7" office:value-type="string">
            <text:p>RISARALDA</text:p>
          </table:table-cell>
          <table:table-cell table:style-name="ce14" office:value-type="string">
            <text:p>SANTUAR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001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BUCARAMANGA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68013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AGUA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02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ALBA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051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ARATO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07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BARBOS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68079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BARICHA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081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BARRANCABERMEJA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6809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BETU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01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BOLIVAR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68121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ABR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3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ALIFOR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4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APITANEJ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5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ARCAS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6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EP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6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ERRI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6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HARA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69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HAR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76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H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79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HIP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19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IMITAR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0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ONCEPC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09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ONFIN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11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ONTRATAC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1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OROMO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29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CURIT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3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EL CARME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4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EL GUACAMAY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5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EL PEÑ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5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EL PLAY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64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ENCI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66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ENCIS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71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FLORI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76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FLORIDABLANC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68296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GAL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298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GAMB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0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GIRON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68318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GUA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2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GUADALUP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2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GUAPO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24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GUAV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2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GUEP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44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HA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68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JESUS MA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7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JORD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7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LA BELLE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8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LANDAZUR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39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LA PA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406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LEBRIJ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68418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LOS SANT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42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MACARAV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43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MALAG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68444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MATAN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464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MOGOT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468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MOLAGAV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498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OCAMON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50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OIB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50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ONZA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52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PALM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524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PALMAS DEL SOCOR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533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PARAM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54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PIEDECUEST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68549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PINCHO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57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PUENTE NACION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573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PUERTO PAR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57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PUERTO WILCH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61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RIONEG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65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BANA DE TOR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669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N AND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673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N BENI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679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N GIL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6868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N JOAQUI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684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N JOSE DE MIRAN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686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N MIGUE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689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N VICENTE DE CHUCURI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6870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NTA BARBA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72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ANTA HELE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74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IMACO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75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OCOR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77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UA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773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UC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78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SURA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820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TO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85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VALLE SAN JOS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861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VELEZ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68867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VET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872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VILLANUE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68895</text:p>
          </table:table-cell>
          <table:table-cell table:style-name="ce7" office:value-type="string">
            <text:p>SANTANDER</text:p>
          </table:table-cell>
          <table:table-cell table:style-name="ce14" office:value-type="string">
            <text:p>ZAPATO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001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SINCELEJ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70110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BUENAVIS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124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CAIMI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204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COLOS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215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COROZ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221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COVEÑ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230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CHAL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233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EL ROBL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235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GALER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265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GUARAN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400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LA UN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418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LOS PALMITOS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70429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MAJAGU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473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MORRO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508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OVEJ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523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PALMI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670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SAMPU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678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SAN BENITO ABAD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702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SAN JUAN DE BETU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708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SAN MARCO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713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SAN ONOF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717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SAN PED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742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SINC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771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SUC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820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TOLU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0823</text:p>
          </table:table-cell>
          <table:table-cell table:style-name="ce7" office:value-type="string">
            <text:p>SUCRE</text:p>
          </table:table-cell>
          <table:table-cell table:style-name="ce14" office:value-type="string">
            <text:p>TOLUVIEJ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001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IBAGUE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73024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ALPUJAR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026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ALVARA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030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AMBALE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043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ANZOATEGU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055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ARMERO (GUAYABAL)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067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ATA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124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CAJAMAR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148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CARMEN DE APICA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152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CASABIAN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168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CHAPARR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200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COE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217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COYAIM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73226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CUNDAY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236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DOLO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268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ESPINAL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73270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FAL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275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FLAND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283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FRES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319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GUAM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347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HERVE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349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HON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352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ICONONZ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408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LERID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411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LIBA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443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MARIQU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449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MELGAR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73461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MURI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483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NATAGAI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504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ORTE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520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PALOCABIL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547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PIEDR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555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PLANADA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563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PRA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585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PURIFICAC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616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RIOBLAN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622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RONCESVALL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624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ROV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671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SALDAÑ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675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SAN ANTON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678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SAN LUI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686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SANTA ISABE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770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SUAREZ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854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VALLE DE S JU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861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VENADI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870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VILLAHERMOS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3873</text:p>
          </table:table-cell>
          <table:table-cell table:style-name="ce7" office:value-type="string">
            <text:p>TOLIMA</text:p>
          </table:table-cell>
          <table:table-cell table:style-name="ce14" office:value-type="string">
            <text:p>VILLARRIC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001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CALI</text:p>
          </table:table-cell>
          <table:table-cell table:style-name="ce20" office:value-type="string" office:string-value="E">
            <text:p><text:s/>E </text:p>
          </table:table-cell>
          <table:table-cell table:number-columns-repeated="1020"/>
        </table:table-row>
        <table:table-row table:style-name="ro4">
          <table:table-cell office:value-type="string">
            <text:p>76020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ALCA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036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ANDALUCI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76041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ANSERMANUEV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054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ARGE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100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BOLIV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109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BUENAVENTUR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76111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BUG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76113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BUGALAGRAND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122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CAICEDON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126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CALIMA-DARIEN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76130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CANDELARI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76147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CARTAGO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76233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DAGU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243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EL AGUI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246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EL CAI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248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EL CERRITO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76250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EL DOV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275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FLORID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76306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GINEB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318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GUACAR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364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JAMUNDI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76377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LA CUMB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400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LA UNI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403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LA VICTOR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497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OBAND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520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PALMIRA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76563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PRAD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606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RESTREP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616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RIOFRI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622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ROLDANILLO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76670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SAN PED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736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SEVILL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823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TO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828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TRUJILL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834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TULUA</text:p>
          </table:table-cell>
          <table:table-cell table:style-name="ce20" office:value-type="string" office:string-value="2">
            <text:p><text:s/>2 </text:p>
          </table:table-cell>
          <table:table-cell table:number-columns-repeated="1020"/>
        </table:table-row>
        <table:table-row table:style-name="ro4">
          <table:table-cell office:value-type="string">
            <text:p>76845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ULLO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863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VERSALL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869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VIJ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890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YOTO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76892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YUMBO</text:p>
          </table:table-cell>
          <table:table-cell table:style-name="ce20" office:value-type="string" office:string-value="1">
            <text:p><text:s/>1 </text:p>
          </table:table-cell>
          <table:table-cell table:number-columns-repeated="1020"/>
        </table:table-row>
        <table:table-row table:style-name="ro4">
          <table:table-cell office:value-type="string">
            <text:p>76895</text:p>
          </table:table-cell>
          <table:table-cell table:style-name="ce7" office:value-type="string">
            <text:p>VALLE DEL CAUCA</text:p>
          </table:table-cell>
          <table:table-cell table:style-name="ce14" office:value-type="string">
            <text:p>ZARZAL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81001</text:p>
          </table:table-cell>
          <table:table-cell table:style-name="ce7" office:value-type="string">
            <text:p>ARAUCA</text:p>
          </table:table-cell>
          <table:table-cell table:style-name="ce14" office:value-type="string">
            <text:p>ARAUC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81065</text:p>
          </table:table-cell>
          <table:table-cell table:style-name="ce7" office:value-type="string">
            <text:p>ARAUCA</text:p>
          </table:table-cell>
          <table:table-cell table:style-name="ce14" office:value-type="string">
            <text:p>ARAUQUIT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1220</text:p>
          </table:table-cell>
          <table:table-cell table:style-name="ce7" office:value-type="string">
            <text:p>ARAUCA</text:p>
          </table:table-cell>
          <table:table-cell table:style-name="ce14" office:value-type="string">
            <text:p>CRAVO NORT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1300</text:p>
          </table:table-cell>
          <table:table-cell table:style-name="ce7" office:value-type="string">
            <text:p>ARAUCA</text:p>
          </table:table-cell>
          <table:table-cell table:style-name="ce14" office:value-type="string">
            <text:p>FORTU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1591</text:p>
          </table:table-cell>
          <table:table-cell table:style-name="ce7" office:value-type="string">
            <text:p>ARAUCA</text:p>
          </table:table-cell>
          <table:table-cell table:style-name="ce14" office:value-type="string">
            <text:p>PUERTO ROND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1736</text:p>
          </table:table-cell>
          <table:table-cell table:style-name="ce7" office:value-type="string">
            <text:p>ARAUCA</text:p>
          </table:table-cell>
          <table:table-cell table:style-name="ce14" office:value-type="string">
            <text:p>SARAVE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1794</text:p>
          </table:table-cell>
          <table:table-cell table:style-name="ce7" office:value-type="string">
            <text:p>ARAUCA</text:p>
          </table:table-cell>
          <table:table-cell table:style-name="ce14" office:value-type="string">
            <text:p>TAM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001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YOPAL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85010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AGUAZUL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85015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CHAMEZ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125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HATO COROZA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136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LA SALIN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139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MANI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162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MONTERREY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225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NUNCH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230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OROC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250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PAZ DE ARIPOR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263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PO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279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RECETO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300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SABANALARG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315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SACAM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325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SAN LUIS DE PALENQU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400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TAMA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410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TAURAMEN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85430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TRINIDAD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5440</text:p>
          </table:table-cell>
          <table:table-cell table:style-name="ce7" office:value-type="string">
            <text:p>CASANARE</text:p>
          </table:table-cell>
          <table:table-cell table:style-name="ce14" office:value-type="string">
            <text:p>VILLANUEV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001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MOCO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219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COL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320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ORIT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568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PUERTO ASI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569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PUERTO CAYCEDO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86571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PUERTO GUZMA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573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PUERTO LEGUIZAM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749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SIBUNDOY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755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SAN FRANCISC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757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SAN MIGUEL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760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SANTIAG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6865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VALLE DEL GUAMUEZ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86885</text:p>
          </table:table-cell>
          <table:table-cell table:style-name="ce7" office:value-type="string">
            <text:p>PUTUMAYO</text:p>
          </table:table-cell>
          <table:table-cell table:style-name="ce14" office:value-type="string">
            <text:p>VILLAGARZON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88001</text:p>
          </table:table-cell>
          <table:table-cell table:style-name="ce7" office:value-type="string">
            <text:p>SAN ANDRES</text:p>
          </table:table-cell>
          <table:table-cell table:style-name="ce14" office:value-type="string">
            <text:p>SAN ANDRES</text:p>
          </table:table-cell>
          <table:table-cell table:style-name="ce20" office:value-type="string" office:string-value="3">
            <text:p><text:s/>3 </text:p>
          </table:table-cell>
          <table:table-cell table:number-columns-repeated="1020"/>
        </table:table-row>
        <table:table-row table:style-name="ro4">
          <table:table-cell office:value-type="string">
            <text:p>88564</text:p>
          </table:table-cell>
          <table:table-cell table:style-name="ce7" office:value-type="string">
            <text:p>SAN ANDRES</text:p>
          </table:table-cell>
          <table:table-cell table:style-name="ce14" office:value-type="string">
            <text:p>PROVIDENCIA</text:p>
          </table:table-cell>
          <table:table-cell table:style-name="ce20" office:value-type="string" office:string-value="5">
            <text:p><text:s/>5 </text:p>
          </table:table-cell>
          <table:table-cell table:number-columns-repeated="1020"/>
        </table:table-row>
        <table:table-row table:style-name="ro4">
          <table:table-cell office:value-type="string">
            <text:p>91001</text:p>
          </table:table-cell>
          <table:table-cell table:style-name="ce7" office:value-type="string">
            <text:p>AMAZONAS</text:p>
          </table:table-cell>
          <table:table-cell table:style-name="ce14" office:value-type="string">
            <text:p>LETICI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91540</text:p>
          </table:table-cell>
          <table:table-cell table:style-name="ce7" office:value-type="string">
            <text:p>AMAZONAS</text:p>
          </table:table-cell>
          <table:table-cell table:style-name="ce14" office:value-type="string">
            <text:p>PUERTO NARIÑ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4001</text:p>
          </table:table-cell>
          <table:table-cell table:style-name="ce7" office:value-type="string">
            <text:p>GUAINIA</text:p>
          </table:table-cell>
          <table:table-cell table:style-name="ce14" office:value-type="string">
            <text:p>PUERTO INIRIDA</text:p>
          </table:table-cell>
          <table:table-cell table:style-name="ce20" office:value-type="string" office:string-value="4">
            <text:p><text:s/>4 </text:p>
          </table:table-cell>
          <table:table-cell table:number-columns-repeated="1020"/>
        </table:table-row>
        <table:table-row table:style-name="ro4">
          <table:table-cell office:value-type="string">
            <text:p>95001</text:p>
          </table:table-cell>
          <table:table-cell table:style-name="ce7" office:value-type="string">
            <text:p>GUAVIARE</text:p>
          </table:table-cell>
          <table:table-cell table:style-name="ce14" office:value-type="string">
            <text:p>SAN JOSE DEL GUAVIARE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5015</text:p>
          </table:table-cell>
          <table:table-cell table:style-name="ce7" office:value-type="string">
            <text:p>GUAVIARE</text:p>
          </table:table-cell>
          <table:table-cell table:style-name="ce14" office:value-type="string">
            <text:p>CALAMAR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5025</text:p>
          </table:table-cell>
          <table:table-cell table:style-name="ce7" office:value-type="string">
            <text:p>GUAVIARE</text:p>
          </table:table-cell>
          <table:table-cell table:style-name="ce14" office:value-type="string">
            <text:p>EL RETORN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5200</text:p>
          </table:table-cell>
          <table:table-cell table:style-name="ce7" office:value-type="string">
            <text:p>GUAVIARE</text:p>
          </table:table-cell>
          <table:table-cell table:style-name="ce14" office:value-type="string">
            <text:p>MIRAFLORES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7001</text:p>
          </table:table-cell>
          <table:table-cell table:style-name="ce7" office:value-type="string">
            <text:p>VAUPES</text:p>
          </table:table-cell>
          <table:table-cell table:style-name="ce14" office:value-type="string">
            <text:p>MITU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7161</text:p>
          </table:table-cell>
          <table:table-cell table:style-name="ce7" office:value-type="string">
            <text:p>VAUPES</text:p>
          </table:table-cell>
          <table:table-cell table:style-name="ce14" office:value-type="string">
            <text:p>CARURU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7666</text:p>
          </table:table-cell>
          <table:table-cell table:style-name="ce7" office:value-type="string">
            <text:p>VAUPES</text:p>
          </table:table-cell>
          <table:table-cell table:style-name="ce14" office:value-type="string">
            <text:p>TARAI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9001</text:p>
          </table:table-cell>
          <table:table-cell table:style-name="ce7" office:value-type="string">
            <text:p>VICHADA</text:p>
          </table:table-cell>
          <table:table-cell table:style-name="ce14" office:value-type="string">
            <text:p>PUERTO CARREÑO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9524</text:p>
          </table:table-cell>
          <table:table-cell table:style-name="ce7" office:value-type="string">
            <text:p>VICHADA</text:p>
          </table:table-cell>
          <table:table-cell table:style-name="ce14" office:value-type="string">
            <text:p>LA PRIMAVER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4">
          <table:table-cell office:value-type="string">
            <text:p>99624</text:p>
          </table:table-cell>
          <table:table-cell table:style-name="ce7" office:value-type="string">
            <text:p>VICHADA</text:p>
          </table:table-cell>
          <table:table-cell table:style-name="ce14" office:value-type="string">
            <text:p>SANTA ROSALIA</text:p>
          </table:table-cell>
          <table:table-cell table:style-name="ce20" office:value-type="string" office:string-value="6">
            <text:p><text:s/>6 </text:p>
          </table:table-cell>
          <table:table-cell table:number-columns-repeated="1020"/>
        </table:table-row>
        <table:table-row table:style-name="ro2">
          <table:table-cell office:value-type="string">
            <text:p>99773</text:p>
          </table:table-cell>
          <table:table-cell table:style-name="ce8" office:value-type="string">
            <text:p>VICHADA</text:p>
          </table:table-cell>
          <table:table-cell table:style-name="ce15" office:value-type="string">
            <text:p>CUMARIBO</text:p>
          </table:table-cell>
          <table:table-cell table:style-name="ce21" office:value-type="string" office:string-value="6">
            <text:p><text:s/>6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 table:number-columns-spanned="2" table:number-rows-spanned="1">
            <text:p>TOTAL</text:p>
          </table:table-cell>
          <table:covered-table-cell table:style-name="ce16"/>
          <table:table-cell table:style-name="ce22"/>
          <table:table-cell table:number-columns-repeated="1020"/>
        </table:table-row>
        <table:table-row table:style-name="ro4" table:number-rows-repeated="10474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31P0" style:volatile="true">
      <number:text> </number:text>
      <number:number number:decimal-places="2" number:min-integer-digits="1" number:grouping="true"/>
      <number:text>       </number:text>
    </number:number-style>
    <number:number-style style:name="N131P1" style:volatile="true">
      <number:text>-</number:text>
      <number:number number:decimal-places="2" number:min-integer-digits="1" number:grouping="true"/>
      <number:text>       </number:text>
    </number:number-style>
    <number:number-style style:name="N131P2" style:volatile="true">
      <number:text> -</number:text>
      <number:number number:decimal-places="0" number:min-integer-digits="0"/>
      <number:text> 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number:text>$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style:text-properties fo:color="#ff0000"/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 </number:text>
      <number:number number:decimal-places="0" number:min-integer-digits="1" number:grouping="true"/>
      <number:text> </number:text>
    </number:number-style>
    <number:number-style style:name="N117P1" style:volatile="true">
      <number:text> $ -</number:text>
      <number:number number:decimal-places="0" number:min-integer-digits="1" number:grouping="true"/>
      <number:text> </number:text>
    </number:number-style>
    <number:number-style style:name="N117P2" style:volatile="true">
      <number:text> $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-</number:text>
      <number:number number:decimal-places="2" number:min-integer-digits="1" number:grouping="true"/>
      <number:text> </number:text>
    </number:number-style>
    <number:number-style style:name="N119P2" style:volatile="true">
      <number:text> $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number number:decimal-places="0" number:min-integer-digits="1" number:grouping="true"/>
      <number:text> Pta</number:text>
    </number:number-style>
    <number:number-style style:name="N124">
      <number:text>-</number:text>
      <number:number number:decimal-places="0" number:min-integer-digits="1" number:grouping="true"/>
      <number:text> Pta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Pta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Pta</number:text>
    </number:number-style>
    <number:number-style style:name="N126">
      <number:text>-</number:text>
      <number:number number:decimal-places="2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Pta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7P0"/>
    </number:number-style>
    <number:number-style style:name="N128P0" style:volatile="true">
      <number:text> </number:text>
      <number:number number:decimal-places="0" number:min-integer-digits="1" number:grouping="true"/>
      <number:text> Pta </number:text>
    </number:number-style>
    <number:number-style style:name="N128P1" style:volatile="true">
      <number:text>-</number:text>
      <number:number number:decimal-places="0" number:min-integer-digits="1" number:grouping="true"/>
      <number:text> Pta </number:text>
    </number:number-style>
    <number:number-style style:name="N128P2" style:volatile="true">
      <number:text> - Pta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      </number:text>
    </number:number-style>
    <number:number-style style:name="N129P1" style:volatile="true">
      <number:text>-</number:text>
      <number:number number:decimal-places="0" number:min-integer-digits="1" number:grouping="true"/>
      <number:text>       </number:text>
    </number:number-style>
    <number:number-style style:name="N129P2" style:volatile="true">
      <number:text> - 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Pta </number:text>
    </number:number-style>
    <number:number-style style:name="N130P1" style:volatile="true">
      <number:text>-</number:text>
      <number:number number:decimal-places="2" number:min-integer-digits="1" number:grouping="true"/>
      <number:text> Pta </number:text>
    </number:number-style>
    <number:number-style style:name="N130P2" style:volatile="true">
      <number:text> -</number:text>
      <number:number number:decimal-places="0" number:min-integer-digits="0"/>
      <number:text> Pta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>
      <style:table-cell-properties fo:padding="0.071cm" style:rotation-align="none"/>
      <style:text-properties style:font-name="Ari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oja1" style:display-name="Normal_Hoj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3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tegorias_20_2004" style:display-name="PageStyle_Categorias 20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rnal</meta:initial-creator>
    <meta:creation-date>2004-12-14T16:11:14</meta:creation-date>
    <dc:creator>MINISTERIO DE LA CULTURA</dc:creator>
    <dc:date>2006-05-16T10:10:24</dc:date>
    <meta:document-statistic meta:table-count="1" meta:cell-count="4401" meta:object-count="0"/>
    <meta:generator>LibreOffice/3.5$Linux_X86_64 LibreOffice_project/350m1$Build-2</meta:generator>
  </office:meta>
</office:document-meta>
</file>